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, Arial, Helvetica, sans-serif"/>
    <style:font-face style:name="Verdana" svg:font-family="Verdana, Arial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uk" fo:country="UA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 style:list-style-name="L1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uk" fo:country="UA" style:font-size-asian="14pt" style:font-size-complex="14pt"/>
    </style:style>
    <style:style style:name="P5" style:family="paragraph" style:parent-style-name="Standard">
      <style:text-properties fo:font-size="14pt" fo:language="uk" fo:country="UA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9.3</text:span> <text:s/>Усі джерела загроз безпеці інформації можна розділити в три основні групи:</text:p>
      <text:list xml:id="list14134928962" text:style-name="L1">
        <text:list-item>
          <text:p text:style-name="P3">Обумовлені діями суб'єкта (антропогенні джерела загроз).</text:p>
          <text:list>
            <text:list-item>
              <text:p text:style-name="P3">Зовнішні</text:p>
            </text:list-item>
            <text:list-item>
              <text:p text:style-name="P3">Внутрішні</text:p>
            </text:list-item>
          </text:list>
        </text:list-item>
        <text:list-item>
          <text:p text:style-name="P3">Обумовлені технічними засобами (техногенні джерела загрози).</text:p>
          <text:list>
            <text:list-item>
              <text:p text:style-name="P3">засоби зв'язку;</text:p>
            </text:list-item>
            <text:list-item>
              <text:p text:style-name="P3">мережі інженерних комунікації (водопостачання, каналізації);</text:p>
            </text:list-item>
            <text:list-item>
              <text:p text:style-name="P3">неякісні технічні засоби обробки інформації;</text:p>
            </text:list-item>
          </text:list>
        </text:list-item>
        <text:list-item>
          <text:p text:style-name="P3">Обумовлені стихійними джерелами.</text:p>
          <text:list>
            <text:list-item>
              <text:p text:style-name="P3">Пожежі;</text:p>
            </text:list-item>
            <text:list-item>
              <text:p text:style-name="P3">землетрусу;</text:p>
            </text:list-item>
            <text:list-item>
              <text:p text:style-name="P3">повені;</text:p>
            </text:list-item>
            <text:list-item>
              <text:p text:style-name="P3">урагани;</text:p>
            </text:list-item>
          </text:list>
        </text:list-item>
      </text:list>
      <text:p text:style-name="P1"><text:span text:style-name="T2">Модель загроз</text:span> (рос. - модель угроз, англ. - model of threats) - абстрактний формалізований чи неформалізований опис методів і засобів здійснення загроз.</text:p>
      <text:list xml:id="list479426560" text:style-name="L2">
        <text:list-item>
          <text:p text:style-name="P6"><text:span text:style-name="Strong_20_Emphasis"><text:span text:style-name="T1">На порушення яких властивостей інформації або АС спрямована загроза:</text:span></text:span></text:p>
        </text:list-item>
        <text:list-item>
          <text:p text:style-name="P6"><text:span text:style-name="Strong_20_Emphasis"><text:span text:style-name="T1">Джерела виникнення загрози:</text:span></text:span></text:p>
        </text:list-item>
        <text:list-item>
          <text:p text:style-name="P6"><text:span text:style-name="Strong_20_Emphasis"><text:span text:style-name="T1">Можливі способи здійснення загрози:</text:span></text:span></text:p>
        </text:list-item>
      </text:list>
      <text:p text:style-name="P1"><text:span text:style-name="T2">Модель порушника</text:span> (рос. - модель нарушителя, англ. - user violator model) - абстрактний формалізований чи неформалізований опис порушника.</text:p>
      <text:list xml:id="list782971528" text:style-name="L3">
        <text:list-item>
          <text:p text:style-name="P7"><text:span text:style-name="Strong_20_Emphasis"><text:span text:style-name="T1">Категорія осіб, до якої може належати порушник:</text:span></text:span></text:p>
        </text:list-item>
        <text:list-item>
          <text:p text:style-name="P7"><text:span text:style-name="Strong_20_Emphasis"><text:span text:style-name="T1">Мета порушника:</text:span></text:span></text:p>
        </text:list-item>
        <text:list-item>
          <text:p text:style-name="P7"><text:span text:style-name="Strong_20_Emphasis"><text:span text:style-name="T1">Повноваження порушника в АС:</text:span></text:span></text:p>
        </text:list-item>
        <text:list-item>
          <text:p text:style-name="P7"><text:span text:style-name="Strong_20_Emphasis"><text:span text:style-name="T1">Технічна оснащеність порушника:</text:span></text:span></text:p>
        </text:list-item>
        <text:list-item>
          <text:p text:style-name="P7"><text:span text:style-name="Strong_20_Emphasis"><text:span text:style-name="T1">Кваліфікація порушника:</text:span></text:span></text:p>
        </text:list-item>
      </text:list>
      <text:p text:style-name="P4"><text:lin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, Arial, Helvetica, sans-serif"/>
    <style:font-face style:name="Verdana" svg:font-family="Verdana, Arial, sans-serif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15:27:23</dc:date>
    <dc:creator>mark </dc:creator>
    <meta:editing-duration>PT37M39S</meta:editing-duration>
    <meta:editing-cycles>44</meta:editing-cycles>
    <meta:document-statistic meta:table-count="0" meta:image-count="0" meta:object-count="0" meta:page-count="1" meta:paragraph-count="24" meta:word-count="139" meta:character-count="980" meta:non-whitespace-character-count="882"/>
  </office:meta>
</office:document-meta>
</file>